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465f30" officeooo:paragraph-rsid="00465f30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ène 1 :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3-06T14:05:22.439543249</dc:date>
    <meta:editing-duration>PT2H39M39S</meta:editing-duration>
    <meta:editing-cycles>44</meta:editing-cycles>
    <meta:document-statistic meta:table-count="0" meta:image-count="0" meta:object-count="0" meta:page-count="1" meta:paragraph-count="1" meta:word-count="3" meta:character-count="9" meta:non-whitespace-character-count="7"/>
  </office:meta>
</office:document-meta>
</file>